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lassn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complete</text:p>
          </table:table-cell>
          <table:table-cell office:value-type="string" calcext:value-type="string">
            <text:p>failure</text:p>
          </table:table-cell>
        </table:table-row>
        <table:table-row table:style-name="ro1">
          <table:table-cell office:value-type="string" calcext:value-type="string">
            <text:p>testCargaBilletes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33" calcext:value-type="float">
            <text:p>5733</text:p>
          </table:table-cell>
          <table:table-cell/>
          <table:table-cell office:value-type="string" calcext:value-type="string">
            <text:p>junit.framework.AssertionFailedError: expected:&lt;8&gt; but was:&lt;9&gt;#13;<text:line-break/>at inti.recon.test.ReconocerValidacion.testCargaBilletes(ReconocerValidacion.java:35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69)#13;<text:line-break/>at android.test.AndroidTestRunner.runTest(AndroidTestRunner.java:154)#13;<text:line-break/>at android.test.InstrumentationTestRunner.onStart(InstrumentationTestRunner.java:545)#13;<text:line-break/>at android.app.Instrumentation$InstrumentationThread.run(Instrumentation.java:1575)#13;</text:p>
          </table:table-cell>
        </table:table-row>
        <table:table-row table:style-name="ro1">
          <table:table-cell office:value-type="string" calcext:value-type="string">
            <text:p>testReconocercien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114" calcext:value-type="float">
            <text:p>10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Reconocercien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Reconocercien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440" calcext:value-type="float">
            <text:p>104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Reconocercien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316" calcext:value-type="float">
            <text:p>10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Reconocercien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364" calcext:value-type="float">
            <text:p>10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Reconocercien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Reconocercien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315" calcext:value-type="float">
            <text:p>10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Reconocercien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336" calcext:value-type="float">
            <text:p>10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Reconocercien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591" calcext:value-type="float">
            <text:p>10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Reconocercien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286" calcext:value-type="float">
            <text:p>10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Reconocercien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390" calcext:value-type="float">
            <text:p>10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Reconocercien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018" calcext:value-type="float">
            <text:p>10018</text:p>
          </table:table-cell>
          <table:table-cell/>
          <table:table-cell office:value-type="string" calcext:value-type="string">
            <text:p>junit.framework.ComparisonFailure: expected:&lt;6 &gt; but was:&lt;&gt;#13;<text:line-break/>at inti.recon.test.ReconocerValidacion.testReconocercienpd_1(ReconocerValidacion.java:2663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69)#13;<text:line-break/>at android.test.AndroidTestRunner.runTest(AndroidTestRunner.java:154)#13;<text:line-break/>at android.test.InstrumentationTestRunner.onStart(InstrumentationTestRunner.java:545)#13;<text:line-break/>at android.app.Instrumentation$InstrumentationThread.run(Instrumentation.java:1575)#13;</text:p>
          </table:table-cell>
        </table:table-row>
        <table:table-row table:style-name="ro1">
          <table:table-cell office:value-type="string" calcext:value-type="string">
            <text:p>testReconocercien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486" calcext:value-type="float">
            <text:p>10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Reconocercien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337" calcext:value-type="float">
            <text:p>10337</text:p>
          </table:table-cell>
          <table:table-cell/>
          <table:table-cell office:value-type="string" calcext:value-type="string">
            <text:p>junit.framework.ComparisonFailure: expected:&lt;6 &gt; but was:&lt;&gt;#13;<text:line-break/>at inti.recon.test.ReconocerValidacion.testReconocercienpd_100(ReconocerValidacion.java:2891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69)#13;<text:line-break/>at android.test.AndroidTestRunner.runTest(AndroidTestRunner.java:154)#13;<text:line-break/>at android.test.InstrumentationTestRunner.onStart(InstrumentationTestRunner.java:545)#13;<text:line-break/>at android.app.Instrumentation$InstrumentationThread.run(Instrumentation.java:1575)#13;</text:p>
          </table:table-cell>
        </table:table-row>
        <table:table-row table:style-name="ro1">
          <table:table-cell office:value-type="string" calcext:value-type="string">
            <text:p>testReconocercien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513" calcext:value-type="float">
            <text:p>10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Reconocercien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238" calcext:value-type="float">
            <text:p>10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Reconocercien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287" calcext:value-type="float">
            <text:p>10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Reconocercien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339" calcext:value-type="float">
            <text:p>10339</text:p>
          </table:table-cell>
          <table:table-cell/>
          <table:table-cell office:value-type="string" calcext:value-type="string">
            <text:p>junit.framework.ComparisonFailure: expected:&lt;6 &gt; but was:&lt;&gt;#13;<text:line-break/>at inti.recon.test.ReconocerValidacion.testReconocercienpd_50(ReconocerValidacion.java:2776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69)#13;<text:line-break/>at android.test.AndroidTestRunner.runTest(AndroidTestRunner.java:154)#13;<text:line-break/>at android.test.InstrumentationTestRunner.onStart(InstrumentationTestRunner.java:545)#13;<text:line-break/>at android.app.Instrumentation$InstrumentationThread.run(Instrumentation.java:1575)#13;</text:p>
          </table:table-cell>
        </table:table-row>
        <table:table-row table:style-name="ro1">
          <table:table-cell office:value-type="string" calcext:value-type="string">
            <text:p>testReconocercien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086" calcext:value-type="float">
            <text:p>10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Reconocercien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9961" calcext:value-type="float">
            <text:p>9961</text:p>
          </table:table-cell>
          <table:table-cell/>
          <table:table-cell office:value-type="string" calcext:value-type="string">
            <text:p>junit.framework.ComparisonFailure: expected:&lt;6 &gt; but was:&lt;&gt;#13;<text:line-break/>at inti.recon.test.ReconocerValidacion.testReconocercienpd_70(ReconocerValidacion.java:2822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69)#13;<text:line-break/>at android.test.AndroidTestRunner.runTest(AndroidTestRunner.java:154)#13;<text:line-break/>at android.test.InstrumentationTestRunner.onStart(InstrumentationTestRunner.java:545)#13;<text:line-break/>at android.app.Instrumentation$InstrumentationThread.run(Instrumentation.java:1575)#13;</text:p>
          </table:table-cell>
        </table:table-row>
        <table:table-row table:style-name="ro1">
          <table:table-cell office:value-type="string" calcext:value-type="string">
            <text:p>testReconocercien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364" calcext:value-type="float">
            <text:p>10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Reconocercien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091" calcext:value-type="float">
            <text:p>11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Reconocercinco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139" calcext:value-type="float">
            <text:p>11139</text:p>
          </table:table-cell>
          <table:table-cell/>
          <table:table-cell office:value-type="string" calcext:value-type="string">
            <text:p>junit.framework.ComparisonFailure: expected:&lt;1 &gt; but was:&lt;&gt;#13;<text:line-break/>at inti.recon.test.ReconocerValidacion.testReconocercincop_1(ReconocerValidacion.java:504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69)#13;<text:line-break/>at android.test.AndroidTestRunner.runTest(AndroidTestRunner.java:154)#13;<text:line-break/>at android.test.InstrumentationTestRunner.onStart(InstrumentationTestRunner.java:545)#13;<text:line-break/>at android.app.Instrumentation$InstrumentationThread.run(Instrumentation.java:1575)#13;</text:p>
          </table:table-cell>
        </table:table-row>
        <table:table-row table:style-name="ro1">
          <table:table-cell office:value-type="string" calcext:value-type="string">
            <text:p>testReconocercinco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170" calcext:value-type="float">
            <text:p>11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Reconocercinco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265" calcext:value-type="float">
            <text:p>11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Reconocercinco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514" calcext:value-type="float">
            <text:p>11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Reconocercinco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437" calcext:value-type="float">
            <text:p>11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Reconocercinco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090" calcext:value-type="float">
            <text:p>11090</text:p>
          </table:table-cell>
          <table:table-cell/>
          <table:table-cell office:value-type="string" calcext:value-type="string">
            <text:p>junit.framework.ComparisonFailure: expected:&lt;...&gt; but was:&lt;0 ...&gt;#13;<text:line-break/>at inti.recon.test.ReconocerValidacion.testReconocercincop_40(ReconocerValidacion.java:584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69)#13;<text:line-break/>at android.test.AndroidTestRunner.runTest(AndroidTestRunner.java:154)#13;<text:line-break/>at android.test.InstrumentationTestRunner.onStart(InstrumentationTestRunner.java:545)#13;<text:line-break/>at android.app.Instrumentation$InstrumentationThread.run(Instrumentation.java:1575)#13;</text:p>
          </table:table-cell>
        </table:table-row>
        <table:table-row table:style-name="ro1">
          <table:table-cell office:value-type="string" calcext:value-type="string">
            <text:p>testReconocercinco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2297" calcext:value-type="float">
            <text:p>12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Reconocercinco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2534" calcext:value-type="float">
            <text:p>2534</text:p>
          </table:table-cell>
          <table:table-cell/>
          <table:table-cell office:value-type="string" calcext:value-type="string">
            <text:p>java.lang.NullPointerException#13;<text:line-break/>at inti.recon.backend.SimpleBillSearch.reconocerFrentes(SimpleBillSearch.java:185)#13;<text:line-break/>at inti.recon.backend.SimpleBillSearch.search(SimpleBillSearch.java:42)#13;<text:line-break/>at inti.recon.test.ReconocerValidacion.testReconocercincop_60(ReconocerValidacion.java:624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69)#13;<text:line-break/>at android.test.AndroidTestRunner.runTest(AndroidTestRunner.java:154)#13;<text:line-break/>at android.test.InstrumentationTestRunner.onStart(InstrumentationTestRunner.java:545)#13;<text:line-break/>at android.app.Instrumentation$InstrumentationThread.run(Instrumentation.java:1575)#13;</text:p>
          </table:table-cell>
        </table:table-row>
        <table:table-row table:style-name="ro1">
          <table:table-cell office:value-type="string" calcext:value-type="string">
            <text:p>testReconocercinco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3246" calcext:value-type="float">
            <text:p>13246</text:p>
          </table:table-cell>
          <table:table-cell/>
          <table:table-cell office:value-type="string" calcext:value-type="string">
            <text:p>junit.framework.ComparisonFailure: expected:&lt;1 &gt; but was:&lt;&gt;#13;<text:line-break/>at inti.recon.test.ReconocerValidacion.testReconocercincop_70(ReconocerValidacion.java:644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69)#13;<text:line-break/>at android.test.AndroidTestRunner.runTest(AndroidTestRunner.java:154)#13;<text:line-break/>at android.test.InstrumentationTestRunner.onStart(InstrumentationTestRunner.java:545)#13;<text:line-break/>at android.app.Instrumentation$InstrumentationThread.run(Instrumentation.java:1575)#13;</text:p>
          </table:table-cell>
        </table:table-row>
        <table:table-row table:style-name="ro1">
          <table:table-cell office:value-type="string" calcext:value-type="string">
            <text:p>testReconocercinco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20421" calcext:value-type="float">
            <text:p>20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Reconocercinco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922" calcext:value-type="float">
            <text:p>11922</text:p>
          </table:table-cell>
          <table:table-cell/>
          <table:table-cell office:value-type="string" calcext:value-type="string">
            <text:p>junit.framework.ComparisonFailure: expected:&lt;...&gt; but was:&lt;...4 &gt;#13;<text:line-break/>at inti.recon.test.ReconocerValidacion.testReconocercincop_90(ReconocerValidacion.java:683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69)#13;<text:line-break/>at android.test.AndroidTestRunner.runTest(AndroidTestRunner.java:154)#13;<text:line-break/>at android.test.InstrumentationTestRunner.onStart(InstrumentationTestRunner.java:545)#13;<text:line-break/>at android.app.Instrumentation$InstrumentationThread.run(Instrumentation.java:1575)#13;</text:p>
          </table:table-cell>
        </table:table-row>
        <table:table-row table:style-name="ro1">
          <table:table-cell office:value-type="string" calcext:value-type="string">
            <text:p>testReconocercinco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2192" calcext:value-type="float">
            <text:p>12192</text:p>
          </table:table-cell>
          <table:table-cell/>
          <table:table-cell office:value-type="string" calcext:value-type="string">
            <text:p>junit.framework.ComparisonFailure: expected:&lt;1 &gt; but was:&lt;&gt;#13;<text:line-break/>at inti.recon.test.ReconocerValidacion.testReconocercincopd_1(ReconocerValidacion.java:728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69)#13;<text:line-break/>at android.test.AndroidTestRunner.runTest(AndroidTestRunner.java:154)#13;<text:line-break/>at android.test.InstrumentationTestRunner.onStart(InstrumentationTestRunner.java:545)#13;<text:line-break/>at android.app.Instrumentation$InstrumentationThread.run(Instrumentation.java:1575)#13;</text:p>
          </table:table-cell>
        </table:table-row>
        <table:table-row table:style-name="ro1">
          <table:table-cell office:value-type="string" calcext:value-type="string">
            <text:p>testReconocercinco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871" calcext:value-type="float">
            <text:p>5871</text:p>
          </table:table-cell>
          <table:table-cell/>
          <table:table-cell office:value-type="string" calcext:value-type="string">
            <text:p>junit.framework.ComparisonFailure: expected:&lt;1 &gt; but was:&lt;&gt;#13;<text:line-break/>at inti.recon.test.ReconocerValidacion.testReconocercincopd_10(ReconocerValidacion.java:748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69)#13;<text:line-break/>at android.test.AndroidTestRunner.runTest(AndroidTestRunner.java:154)#13;<text:line-break/>at android.test.InstrumentationTestRunner.onStart(InstrumentationTestRunner.java:545)#13;<text:line-break/>at android.app.Instrumentation$InstrumentationThread.run(Instrumentation.java:1575)#13;</text:p>
          </table:table-cell>
        </table:table-row>
        <table:table-row table:style-name="ro1">
          <table:table-cell office:value-type="string" calcext:value-type="string">
            <text:p>testReconocercinco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879" calcext:value-type="float">
            <text:p>11879</text:p>
          </table:table-cell>
          <table:table-cell/>
          <table:table-cell office:value-type="string" calcext:value-type="string">
            <text:p>junit.framework.ComparisonFailure: expected:&lt;1 &gt; but was:&lt;&gt;#13;<text:line-break/>at inti.recon.test.ReconocerValidacion.testReconocercincopd_100(ReconocerValidacion.java:928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69)#13;<text:line-break/>at android.test.AndroidTestRunner.runTest(AndroidTestRunner.java:154)#13;<text:line-break/>at android.test.InstrumentationTestRunner.onStart(InstrumentationTestRunner.java:545)#13;<text:line-break/>at android.app.Instrumentation$InstrumentationThread.run(Instrumentation.java:1575)#13;</text:p>
          </table:table-cell>
        </table:table-row>
        <table:table-row table:style-name="ro1">
          <table:table-cell office:value-type="string" calcext:value-type="string">
            <text:p>testReconocercinco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2032" calcext:value-type="float">
            <text:p>2032</text:p>
          </table:table-cell>
          <table:table-cell/>
          <table:table-cell office:value-type="string" calcext:value-type="string">
            <text:p>java.lang.NullPointerException#13;<text:line-break/>at inti.recon.backend.SimpleBillSearch.reconocerFrentes(SimpleBillSearch.java:185)#13;<text:line-break/>at inti.recon.backend.SimpleBillSearch.search(SimpleBillSearch.java:42)#13;<text:line-break/>at inti.recon.test.ReconocerValidacion.testReconocercincopd_20(ReconocerValidacion.java:768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69)#13;<text:line-break/>at android.test.AndroidTestRunner.runTest(AndroidTestRunner.java:154)#13;<text:line-break/>at android.test.InstrumentationTestRunner.onStart(InstrumentationTestRunner.java:545)#13;<text:line-break/>at android.app.Instrumentation$InstrumentationThread.run(Instrumentation.java:1575)#13;</text:p>
          </table:table-cell>
        </table:table-row>
        <table:table-row table:style-name="ro1">
          <table:table-cell office:value-type="string" calcext:value-type="string">
            <text:p>testReconocercinco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2822" calcext:value-type="float">
            <text:p>12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Reconocercinco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java.lang.NullPointerException#13;<text:line-break/>at inti.recon.backend.SimpleBillSearch.reconocerFrentes(SimpleBillSearch.java:185)#13;<text:line-break/>at inti.recon.backend.SimpleBillSearch.search(SimpleBillSearch.java:42)#13;<text:line-break/>at inti.recon.test.ReconocerValidacion.testReconocercincopd_40(ReconocerValidacion.java:808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69)#13;<text:line-break/>at android.test.AndroidTestRunner.runTest(AndroidTestRunner.java:154)#13;<text:line-break/>at android.test.InstrumentationTestRunner.onStart(InstrumentationTestRunner.java:545)#13;<text:line-break/>at android.app.Instrumentation$InstrumentationThread.run(Instrumentation.java:1575)#13;</text:p>
          </table:table-cell>
        </table:table-row>
        <table:table-row table:style-name="ro1">
          <table:table-cell office:value-type="string" calcext:value-type="string">
            <text:p>testReconocercinco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3072" calcext:value-type="float">
            <text:p>13072</text:p>
          </table:table-cell>
          <table:table-cell/>
          <table:table-cell office:value-type="string" calcext:value-type="string">
            <text:p>junit.framework.ComparisonFailure: expected:&lt;1 &gt; but was:&lt;&gt;#13;<text:line-break/>at inti.recon.test.ReconocerValidacion.testReconocercincopd_50(ReconocerValidacion.java:828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69)#13;<text:line-break/>at android.test.AndroidTestRunner.runTest(AndroidTestRunner.java:154)#13;<text:line-break/>at android.test.InstrumentationTestRunner.onStart(InstrumentationTestRunner.java:545)#13;<text:line-break/>at android.app.Instrumentation$InstrumentationThread.run(Instrumentation.java:1575)#13;</text:p>
          </table:table-cell>
        </table:table-row>
        <table:table-row table:style-name="ro1">
          <table:table-cell office:value-type="string" calcext:value-type="string">
            <text:p>testReconocercinco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string" calcext:value-type="string">
            <text:p>java.lang.NullPointerException#13;<text:line-break/>at inti.recon.backend.SimpleBillSearch.reconocerFrentes(SimpleBillSearch.java:185)#13;<text:line-break/>at inti.recon.backend.SimpleBillSearch.search(SimpleBillSearch.java:42)#13;<text:line-break/>at inti.recon.test.ReconocerValidacion.testReconocercincopd_60(ReconocerValidacion.java:848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69)#13;<text:line-break/>at android.test.AndroidTestRunner.runTest(AndroidTestRunner.java:154)#13;<text:line-break/>at android.test.InstrumentationTestRunner.onStart(InstrumentationTestRunner.java:545)#13;<text:line-break/>at android.app.Instrumentation$InstrumentationThread.run(Instrumentation.java:1575)#13;</text:p>
          </table:table-cell>
        </table:table-row>
        <table:table-row table:style-name="ro1">
          <table:table-cell office:value-type="string" calcext:value-type="string">
            <text:p>testReconocercinco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778" calcext:value-type="float">
            <text:p>7778</text:p>
          </table:table-cell>
          <table:table-cell/>
          <table:table-cell office:value-type="string" calcext:value-type="string">
            <text:p>junit.framework.ComparisonFailure: expected:&lt;1 &gt; but was:&lt;&gt;#13;<text:line-break/>at inti.recon.test.ReconocerValidacion.testReconocercincopd_70(ReconocerValidacion.java:868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69)#13;<text:line-break/>at android.test.AndroidTestRunner.runTest(AndroidTestRunner.java:154)#13;<text:line-break/>at android.test.InstrumentationTestRunner.onStart(InstrumentationTestRunner.java:545)#13;<text:line-break/>at android.app.Instrumentation$InstrumentationThread.run(Instrumentation.java:1575)#13;</text:p>
          </table:table-cell>
        </table:table-row>
        <table:table-row table:style-name="ro1">
          <table:table-cell office:value-type="string" calcext:value-type="string">
            <text:p>testReconocercinco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745" calcext:value-type="float">
            <text:p>5745</text:p>
          </table:table-cell>
          <table:table-cell/>
          <table:table-cell office:value-type="string" calcext:value-type="string">
            <text:p>junit.framework.ComparisonFailure: expected:&lt;1 &gt; but was:&lt;&gt;#13;<text:line-break/>at inti.recon.test.ReconocerValidacion.testReconocercincopd_80(ReconocerValidacion.java:888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69)#13;<text:line-break/>at android.test.AndroidTestRunner.runTest(AndroidTestRunner.java:154)#13;<text:line-break/>at android.test.InstrumentationTestRunner.onStart(InstrumentationTestRunner.java:545)#13;<text:line-break/>at android.app.Instrumentation$InstrumentationThread.run(Instrumentation.java:1575)#13;</text:p>
          </table:table-cell>
        </table:table-row>
        <table:table-row table:style-name="ro1">
          <table:table-cell office:value-type="string" calcext:value-type="string">
            <text:p>testReconocercinco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5619" calcext:value-type="float">
            <text:p>5619</text:p>
          </table:table-cell>
          <table:table-cell/>
          <table:table-cell office:value-type="string" calcext:value-type="string">
            <text:p>junit.framework.ComparisonFailure: expected:&lt;1 &gt; but was:&lt;&gt;#13;<text:line-break/>at inti.recon.test.ReconocerValidacion.testReconocercincopd_90(ReconocerValidacion.java:908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69)#13;<text:line-break/>at android.test.AndroidTestRunner.runTest(AndroidTestRunner.java:154)#13;<text:line-break/>at android.test.InstrumentationTestRunner.onStart(InstrumentationTestRunner.java:545)#13;<text:line-break/>at android.app.Instrumentation$InstrumentationThread.run(Instrumentation.java:1575)#13;</text:p>
          </table:table-cell>
        </table:table-row>
        <table:table-row table:style-name="ro1">
          <table:table-cell office:value-type="string" calcext:value-type="string">
            <text:p>testReconocercincuenta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323" calcext:value-type="float">
            <text:p>6323</text:p>
          </table:table-cell>
          <table:table-cell/>
          <table:table-cell office:value-type="string" calcext:value-type="string">
            <text:p>junit.framework.ComparisonFailure: expected:&lt;4 &gt; but was:&lt;&gt;#13;<text:line-break/>at inti.recon.test.ReconocerValidacion.testReconocercincuentap_1(ReconocerValidacion.java:1905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69)#13;<text:line-break/>at android.test.AndroidTestRunner.runTest(AndroidTestRunner.java:154)#13;<text:line-break/>at android.test.InstrumentationTestRunner.onStart(InstrumentationTestRunner.java:545)#13;<text:line-break/>at android.app.Instrumentation$InstrumentationThread.run(Instrumentation.java:1575)#13;</text:p>
          </table:table-cell>
        </table:table-row>
        <table:table-row table:style-name="ro1">
          <table:table-cell office:value-type="string" calcext:value-type="string">
            <text:p>testReconocercincuenta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265" calcext:value-type="float">
            <text:p>11265</text:p>
          </table:table-cell>
          <table:table-cell/>
          <table:table-cell office:value-type="string" calcext:value-type="string">
            <text:p>junit.framework.ComparisonFailure: expected:&lt;4 &gt; but was:&lt;&gt;#13;<text:line-break/>at inti.recon.test.ReconocerValidacion.testReconocercincuentap_10(ReconocerValidacion.java:1928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69)#13;<text:line-break/>at android.test.AndroidTestRunner.runTest(AndroidTestRunner.java:154)#13;<text:line-break/>at android.test.InstrumentationTestRunner.onStart(InstrumentationTestRunner.java:545)#13;<text:line-break/>at android.app.Instrumentation$InstrumentationThread.run(Instrumentation.java:1575)#13;</text:p>
          </table:table-cell>
        </table:table-row>
        <table:table-row table:style-name="ro1">
          <table:table-cell office:value-type="string" calcext:value-type="string">
            <text:p>testReconocercincuenta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29103" calcext:value-type="float">
            <text:p>29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Reconocercincuenta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2218" calcext:value-type="float">
            <text:p>12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Reconocercincuenta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2835" calcext:value-type="float">
            <text:p>2835</text:p>
          </table:table-cell>
          <table:table-cell/>
          <table:table-cell office:value-type="string" calcext:value-type="string">
            <text:p>junit.framework.ComparisonFailure: expected:&lt;4 &gt; but was:&lt;&gt;#13;<text:line-break/>at inti.recon.test.ReconocerValidacion.testReconocercincuentap_30(ReconocerValidacion.java:1974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69)#13;<text:line-break/>at android.test.AndroidTestRunner.runTest(AndroidTestRunner.java:154)#13;<text:line-break/>at android.test.InstrumentationTestRunner.onStart(InstrumentationTestRunner.java:545)#13;<text:line-break/>at android.app.Instrumentation$InstrumentationThread.run(Instrumentation.java:1575)#13;</text:p>
          </table:table-cell>
        </table:table-row>
        <table:table-row table:style-name="ro1">
          <table:table-cell office:value-type="string" calcext:value-type="string">
            <text:p>testReconocercincuenta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3849" calcext:value-type="float">
            <text:p>13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Reconocercincuenta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string" calcext:value-type="string">
            <text:p>junit.framework.ComparisonFailure: expected:&lt;4 &gt; but was:&lt;&gt;#13;<text:line-break/>at inti.recon.test.ReconocerValidacion.testReconocercincuentap_50(ReconocerValidacion.java:2020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69)#13;<text:line-break/>at android.test.AndroidTestRunner.runTest(AndroidTestRunner.java:154)#13;<text:line-break/>at android.test.InstrumentationTestRunner.onStart(InstrumentationTestRunner.java:545)#13;<text:line-break/>at android.app.Instrumentation$InstrumentationThread.run(Instrumentation.java:1575)#13;</text:p>
          </table:table-cell>
        </table:table-row>
        <table:table-row table:style-name="ro1">
          <table:table-cell office:value-type="string" calcext:value-type="string">
            <text:p>testReconocercincuenta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3673" calcext:value-type="float">
            <text:p>13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Reconocercincuenta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3764" calcext:value-type="float">
            <text:p>3764</text:p>
          </table:table-cell>
          <table:table-cell/>
          <table:table-cell office:value-type="string" calcext:value-type="string">
            <text:p>junit.framework.ComparisonFailure: expected:&lt;4 &gt; but was:&lt;&gt;#13;<text:line-break/>at inti.recon.test.ReconocerValidacion.testReconocercincuentap_70(ReconocerValidacion.java:2066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69)#13;<text:line-break/>at android.test.AndroidTestRunner.runTest(AndroidTestRunner.java:154)#13;<text:line-break/>at android.test.InstrumentationTestRunner.onStart(InstrumentationTestRunner.java:545)#13;<text:line-break/>at android.app.Instrumentation$InstrumentationThread.run(Instrumentation.java:1575)#13;</text:p>
          </table:table-cell>
        </table:table-row>
        <table:table-row table:style-name="ro1">
          <table:table-cell office:value-type="string" calcext:value-type="string">
            <text:p>testReconocercincuenta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5029" calcext:value-type="float">
            <text:p>15029</text:p>
          </table:table-cell>
          <table:table-cell/>
          <table:table-cell office:value-type="string" calcext:value-type="string">
            <text:p>java.lang.NullPointerException#13;<text:line-break/>at inti.recon.backend.SimpleBillSearch.reconocerFrentes(SimpleBillSearch.java:185)#13;<text:line-break/>at inti.recon.backend.SimpleBillSearch.search(SimpleBillSearch.java:42)#13;<text:line-break/>at inti.recon.test.ReconocerValidacion.testReconocercincuentap_80(ReconocerValidacion.java:2089)#13;<text:line-break/>at java.lang.reflect.Method.invokeNative(Native Method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69)#13;<text:line-break/>at android.test.AndroidTestRunner.runTest(AndroidTestRunner.java:154)#13;<text:line-break/>at android.test.InstrumentationTestRunner.onStart(InstrumentationTestRunner.java:545)#13;<text:line-break/>at android.app.Instrumentation$InstrumentationThread.run(Instrumentation.java:1575)#13;</text:p>
          </table:table-cell>
        </table:table-row>
        <table:table-row table:style-name="ro1">
          <table:table-cell office:value-type="string" calcext:value-type="string">
            <text:p>testReconocercincuenta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9844" calcext:value-type="float">
            <text:p>19844</text:p>
          </table:table-cell>
          <table:table-cell/>
          <table:table-cell office:value-type="string" calcext:value-type="string">
            <text:p>Test failed to run to completion. Reason: 'Instrumentation run failed due to 'android.view.WindowManager$BadTokenException''. Check device logcat for details</text:p>
          </table:table-cell>
        </table:table-row>
        <table:table-row table:style-name="ro1" table:number-rows-repeated="77"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Total time (ms)</text:p>
          </table:table-cell>
          <table:table-cell table:style-name="ce1" table:formula="of:=SUM([.C2:.C134])" office:value-type="float" office:value="573087" calcext:value-type="float">
            <text:p>573087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Average time (ms)</text:p>
          </table:table-cell>
          <table:table-cell table:style-name="ce1" table:formula="of:=AVERAGE([.C2:.C134])" office:value-type="float" office:value="10233.6964285714" calcext:value-type="float">
            <text:p>10233,6964285714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Tests failures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Number of tests</text:p>
          </table:table-cell>
          <table:table-cell table:style-name="ce1" office:value-type="float" office:value="133" calcext:value-type="float">
            <text:p>1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 style:data-style-name="N2" text:time-value="17:10:24.7545058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Jorge</meta:initial-creator>
    <meta:creation-date>2016-05-30T11:23:33.379938257</meta:creation-date>
    <meta:editing-cycles>7</meta:editing-cycles>
    <meta:editing-duration>PT5M1S</meta:editing-duration>
    <dc:date>2016-05-30T17:21:25.575555297</dc:date>
    <meta:generator>LibreOffice/4.2.8.2$Linux_X86_64 LibreOffice_project/420m0$Build-2</meta:generator>
    <meta:document-statistic meta:table-count="1" meta:cell-count="208" meta:object-count="0"/>
  </office:meta>
</office:document-meta>
</file>